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0"/>
    <style:style style:name="ce4" style:family="table-cell" style:parent-style-name="Default" style:data-style-name="N0"/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harg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4">
            <text:p>Dari</text:p>
          </table:table-cell>
          <table:table-cell office:value-type="string" table:style-name="ce4">
            <text:p>Tujuan</text:p>
          </table:table-cell>
          <table:table-cell office:value-type="string" table:style-name="ce4">
            <text:p>fx1</text:p>
          </table:table-cell>
          <table:table-cell office:value-type="string" table:style-name="ce4">
            <text:p>fx2</text:p>
          </table:table-cell>
          <table:table-cell office:value-type="string" table:style-name="ce4">
            <text:p>minim3</text:p>
          </table:table-cell>
          <table:table-cell office:value-type="string" table:style-name="ce4">
            <text:p>Kg3</text:p>
          </table:table-cell>
          <table:table-cell office:value-type="string" table:style-name="ce4">
            <text:p>minim11</text:p>
          </table:table-cell>
          <table:table-cell office:value-type="string" table:style-name="ce4">
            <text:p>Kg11</text:p>
          </table:table-cell>
          <table:table-cell office:value-type="string" table:style-name="ce4">
            <text:p>lebih100</text:p>
          </table:table-cell>
          <table:table-cell office:value-type="string" table:style-name="ce4">
            <text:p>kubikasi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JAKARTA</text:p>
          </table:table-cell>
          <table:table-cell office:value-type="float" office:value="20000" table:style-name="ce2">
            <text:p>20.000</text:p>
          </table:table-cell>
          <table:table-cell office:value-type="float" office:value="30000" table:style-name="ce2">
            <text:p>30.000</text:p>
          </table:table-cell>
          <table:table-cell office:value-type="float" office:value="30000" table:style-name="ce2">
            <text:p>30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000" table:style-name="ce2">
            <text:p>1.000</text:p>
          </table:table-cell>
          <table:table-cell office:value-type="float" office:value="1500" table:style-name="ce2">
            <text:p>1.500</text:p>
          </table:table-cell>
          <table:table-cell office:value-type="float" office:value="300000" table:style-name="ce2">
            <text:p>3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DEPOK</text:p>
          </table:table-cell>
          <table:table-cell office:value-type="float" office:value="20000" table:style-name="ce2">
            <text:p>20.000</text:p>
          </table:table-cell>
          <table:table-cell office:value-type="float" office:value="35000" table:style-name="ce2">
            <text:p>35.000</text:p>
          </table:table-cell>
          <table:table-cell office:value-type="float" office:value="35000" table:style-name="ce2">
            <text:p>35.000</text:p>
          </table:table-cell>
          <table:table-cell office:value-type="float" office:value="2500" table:style-name="ce2">
            <text:p>2.500</text:p>
          </table:table-cell>
          <table:table-cell office:value-type="float" office:value="52000" table:style-name="ce2">
            <text:p>52.000</text:p>
          </table:table-cell>
          <table:table-cell office:value-type="float" office:value="1000" table:style-name="ce2">
            <text:p>1.000</text:p>
          </table:table-cell>
          <table:table-cell office:value-type="float" office:value="1400" table:style-name="ce2">
            <text:p>1.400</text:p>
          </table:table-cell>
          <table:table-cell office:value-type="float" office:value="300000" table:style-name="ce2">
            <text:p>300.000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TANGERANG</text:p>
          </table:table-cell>
          <table:table-cell office:value-type="float" office:value="20000" table:style-name="ce2">
            <text:p>20.000</text:p>
          </table:table-cell>
          <table:table-cell office:value-type="float" office:value="35000" table:style-name="ce2">
            <text:p>35.000</text:p>
          </table:table-cell>
          <table:table-cell office:value-type="float" office:value="35000" table:style-name="ce2">
            <text:p>35.000</text:p>
          </table:table-cell>
          <table:table-cell office:value-type="float" office:value="2500" table:style-name="ce2">
            <text:p>2.500</text:p>
          </table:table-cell>
          <table:table-cell office:value-type="float" office:value="52000" table:style-name="ce2">
            <text:p>52.000</text:p>
          </table:table-cell>
          <table:table-cell office:value-type="float" office:value="1000" table:style-name="ce2">
            <text:p>1.000</text:p>
          </table:table-cell>
          <table:table-cell office:value-type="float" office:value="1400" table:style-name="ce2">
            <text:p>1.400</text:p>
          </table:table-cell>
          <table:table-cell office:value-type="float" office:value="300000" table:style-name="ce2">
            <text:p>300.000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BEKASI</text:p>
          </table:table-cell>
          <table:table-cell office:value-type="float" office:value="20000" table:style-name="ce2">
            <text:p>20.000</text:p>
          </table:table-cell>
          <table:table-cell office:value-type="float" office:value="35000" table:style-name="ce2">
            <text:p>35.000</text:p>
          </table:table-cell>
          <table:table-cell office:value-type="float" office:value="35000" table:style-name="ce2">
            <text:p>35.000</text:p>
          </table:table-cell>
          <table:table-cell office:value-type="float" office:value="2500" table:style-name="ce2">
            <text:p>2.500</text:p>
          </table:table-cell>
          <table:table-cell office:value-type="float" office:value="52000" table:style-name="ce2">
            <text:p>52.000</text:p>
          </table:table-cell>
          <table:table-cell office:value-type="float" office:value="1000" table:style-name="ce2">
            <text:p>1.000</text:p>
          </table:table-cell>
          <table:table-cell office:value-type="float" office:value="1400" table:style-name="ce2">
            <text:p>1.400</text:p>
          </table:table-cell>
          <table:table-cell office:value-type="float" office:value="300000" table:style-name="ce2">
            <text:p>300.000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CIKARANG</text:p>
          </table:table-cell>
          <table:table-cell office:value-type="float" office:value="20000" table:style-name="ce2">
            <text:p>20.000</text:p>
          </table:table-cell>
          <table:table-cell office:value-type="float" office:value="35000" table:style-name="ce2">
            <text:p>35.000</text:p>
          </table:table-cell>
          <table:table-cell office:value-type="float" office:value="35000" table:style-name="ce2">
            <text:p>35.000</text:p>
          </table:table-cell>
          <table:table-cell office:value-type="float" office:value="2500" table:style-name="ce2">
            <text:p>2.500</text:p>
          </table:table-cell>
          <table:table-cell office:value-type="float" office:value="52000" table:style-name="ce2">
            <text:p>52.000</text:p>
          </table:table-cell>
          <table:table-cell office:value-type="float" office:value="1000" table:style-name="ce2">
            <text:p>1.000</text:p>
          </table:table-cell>
          <table:table-cell office:value-type="float" office:value="1400" table:style-name="ce2">
            <text:p>1.400</text:p>
          </table:table-cell>
          <table:table-cell office:value-type="float" office:value="300000" table:style-name="ce2">
            <text:p>300.000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KARAWANG</text:p>
          </table:table-cell>
          <table:table-cell office:value-type="float" office:value="20000" table:style-name="ce2">
            <text:p>20.000</text:p>
          </table:table-cell>
          <table:table-cell office:value-type="float" office:value="35000" table:style-name="ce2">
            <text:p>35.000</text:p>
          </table:table-cell>
          <table:table-cell office:value-type="float" office:value="35000" table:style-name="ce2">
            <text:p>35.000</text:p>
          </table:table-cell>
          <table:table-cell office:value-type="float" office:value="2500" table:style-name="ce2">
            <text:p>2.500</text:p>
          </table:table-cell>
          <table:table-cell office:value-type="float" office:value="52000" table:style-name="ce2">
            <text:p>52.000</text:p>
          </table:table-cell>
          <table:table-cell office:value-type="float" office:value="1000" table:style-name="ce2">
            <text:p>1.000</text:p>
          </table:table-cell>
          <table:table-cell office:value-type="float" office:value="1400" table:style-name="ce2">
            <text:p>1.400</text:p>
          </table:table-cell>
          <table:table-cell office:value-type="float" office:value="300000" table:style-name="ce2">
            <text:p>3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SERANG</text:p>
          </table:table-cell>
          <table:table-cell office:value-type="float" office:value="15000" table:style-name="ce2">
            <text:p>15.000</text:p>
          </table:table-cell>
          <table:table-cell office:value-type="float" office:value="20000" table:style-name="ce2">
            <text:p>20.000</text:p>
          </table:table-cell>
          <table:table-cell office:value-type="float" office:value="20000" table:style-name="ce2">
            <text:p>20.000</text:p>
          </table:table-cell>
          <table:table-cell office:value-type="float" office:value="2500" table:style-name="ce2">
            <text:p>2.500</text:p>
          </table:table-cell>
          <table:table-cell office:value-type="float" office:value="50000" table:style-name="ce2">
            <text:p>50.000</text:p>
          </table:table-cell>
          <table:table-cell office:value-type="float" office:value="1000" table:style-name="ce2">
            <text:p>1.000</text:p>
          </table:table-cell>
          <table:table-cell office:value-type="float" office:value="1100" table:style-name="ce2">
            <text:p>1.100</text:p>
          </table:table-cell>
          <table:table-cell office:value-type="float" office:value="300000" table:style-name="ce2">
            <text:p>3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BOGOR</text:p>
          </table:table-cell>
          <table:table-cell office:value-type="float" office:value="15000" table:style-name="ce2">
            <text:p>15.000</text:p>
          </table:table-cell>
          <table:table-cell office:value-type="float" office:value="20000" table:style-name="ce2">
            <text:p>20.000</text:p>
          </table:table-cell>
          <table:table-cell office:value-type="float" office:value="20000" table:style-name="ce2">
            <text:p>20.000</text:p>
          </table:table-cell>
          <table:table-cell office:value-type="float" office:value="2500" table:style-name="ce2">
            <text:p>2.500</text:p>
          </table:table-cell>
          <table:table-cell office:value-type="float" office:value="50000" table:style-name="ce2">
            <text:p>50.000</text:p>
          </table:table-cell>
          <table:table-cell office:value-type="float" office:value="1000" table:style-name="ce2">
            <text:p>1.000</text:p>
          </table:table-cell>
          <table:table-cell office:value-type="float" office:value="1100" table:style-name="ce2">
            <text:p>1.100</text:p>
          </table:table-cell>
          <table:table-cell office:value-type="float" office:value="300000" table:style-name="ce2">
            <text:p>3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CIREBON</text:p>
          </table:table-cell>
          <table:table-cell office:value-type="float" office:value="15000" table:style-name="ce2">
            <text:p>15.000</text:p>
          </table:table-cell>
          <table:table-cell office:value-type="float" office:value="20000" table:style-name="ce2">
            <text:p>20.000</text:p>
          </table:table-cell>
          <table:table-cell office:value-type="float" office:value="20000" table:style-name="ce2">
            <text:p>20.000</text:p>
          </table:table-cell>
          <table:table-cell office:value-type="float" office:value="2500" table:style-name="ce2">
            <text:p>2.500</text:p>
          </table:table-cell>
          <table:table-cell office:value-type="float" office:value="50000" table:style-name="ce2">
            <text:p>50.000</text:p>
          </table:table-cell>
          <table:table-cell office:value-type="float" office:value="1000" table:style-name="ce2">
            <text:p>1.000</text:p>
          </table:table-cell>
          <table:table-cell office:value-type="float" office:value="1100" table:style-name="ce2">
            <text:p>1.100</text:p>
          </table:table-cell>
          <table:table-cell office:value-type="float" office:value="300000" table:style-name="ce2">
            <text:p>3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INDRAMAYU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150" table:style-name="ce2">
            <text:p>1.1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PURWAKARTA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150" table:style-name="ce2">
            <text:p>1.1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BANDUNG</text:p>
          </table:table-cell>
          <table:table-cell office:value-type="float" office:value="15000" table:style-name="ce2">
            <text:p>15.000</text:p>
          </table:table-cell>
          <table:table-cell office:value-type="float" office:value="20000" table:style-name="ce2">
            <text:p>20.000</text:p>
          </table:table-cell>
          <table:table-cell office:value-type="float" office:value="20000" table:style-name="ce2">
            <text:p>2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GARUT</text:p>
          </table:table-cell>
          <table:table-cell office:value-type="float" office:value="15000" table:style-name="ce2">
            <text:p>15.000</text:p>
          </table:table-cell>
          <table:table-cell office:value-type="float" office:value="20000" table:style-name="ce2">
            <text:p>20.000</text:p>
          </table:table-cell>
          <table:table-cell office:value-type="float" office:value="20000" table:style-name="ce2">
            <text:p>2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TASIKMALAYA</text:p>
          </table:table-cell>
          <table:table-cell office:value-type="float" office:value="15000" table:style-name="ce2">
            <text:p>15.000</text:p>
          </table:table-cell>
          <table:table-cell office:value-type="float" office:value="20000" table:style-name="ce2">
            <text:p>20.000</text:p>
          </table:table-cell>
          <table:table-cell office:value-type="float" office:value="20000" table:style-name="ce2">
            <text:p>2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<text:s/>SUKABUMI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150" table:style-name="ce2">
            <text:p>1.1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PURWOKERTO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150" table:style-name="ce2">
            <text:p>1.1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KEBUMEN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150" table:style-name="ce2">
            <text:p>1.1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TEGAL, BREBES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150" table:style-name="ce2">
            <text:p>1.1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PEMALANG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150" table:style-name="ce2">
            <text:p>1.150</text:p>
          </table:table-cell>
          <table:table-cell office:value-type="float" office:value="1200" table:style-name="ce2">
            <text:p>1.20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1</text:p>
          </table:table-cell>
          <table:table-cell office:value-type="string" table:style-name="ce4">
            <text:p>BATANG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0000" table:style-name="ce2">
            <text:p>3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PEKALONGAN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BANJAR PATROMAN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150" table:style-name="ce2">
            <text:p>1.150</text:p>
          </table:table-cell>
          <table:table-cell office:value-type="float" office:value="1100" table:style-name="ce2">
            <text:p>1.10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1</text:p>
          </table:table-cell>
          <table:table-cell office:value-type="string" table:style-name="ce4">
            <text:p>DEMAK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250" table:style-name="ce2">
            <text:p>1.2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SEMARANG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250" table:style-name="ce2">
            <text:p>1.2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KUDUS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250" table:style-name="ce2">
            <text:p>1.2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1</text:p>
          </table:table-cell>
          <table:table-cell office:value-type="string" table:style-name="ce4">
            <text:p>PATI</text:p>
          </table:table-cell>
          <table:table-cell office:value-type="float" office:value="20000" table:style-name="ce2">
            <text:p>20.000</text:p>
          </table:table-cell>
          <table:table-cell office:value-type="float" office:value="30000" table:style-name="ce2">
            <text:p>30.000</text:p>
          </table:table-cell>
          <table:table-cell office:value-type="float" office:value="30000" table:style-name="ce2">
            <text:p>30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300" table:style-name="ce2">
            <text:p>1.300</text:p>
          </table:table-cell>
          <table:table-cell office:value-type="float" office:value="1300" table:style-name="ce2">
            <text:p>1.300</text:p>
          </table:table-cell>
          <table:table-cell office:value-type="float" office:value="350000" table:style-name="ce2">
            <text:p>3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1</text:p>
          </table:table-cell>
          <table:table-cell office:value-type="string" table:style-name="ce4">
            <text:p>JUWANA</text:p>
          </table:table-cell>
          <table:table-cell office:value-type="float" office:value="20000" table:style-name="ce2">
            <text:p>20.000</text:p>
          </table:table-cell>
          <table:table-cell office:value-type="float" office:value="30000" table:style-name="ce2">
            <text:p>30.000</text:p>
          </table:table-cell>
          <table:table-cell office:value-type="float" office:value="30000" table:style-name="ce2">
            <text:p>30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300" table:style-name="ce2">
            <text:p>1.300</text:p>
          </table:table-cell>
          <table:table-cell office:value-type="float" office:value="1300" table:style-name="ce2">
            <text:p>1.300</text:p>
          </table:table-cell>
          <table:table-cell office:value-type="float" office:value="350000" table:style-name="ce2">
            <text:p>3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JEPARA<text:s/></text:p>
          </table:table-cell>
          <table:table-cell office:value-type="float" office:value="20000" table:style-name="ce2">
            <text:p>20.000</text:p>
          </table:table-cell>
          <table:table-cell office:value-type="float" office:value="30000" table:style-name="ce2">
            <text:p>30.000</text:p>
          </table:table-cell>
          <table:table-cell office:value-type="float" office:value="30000" table:style-name="ce2">
            <text:p>30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300" table:style-name="ce2">
            <text:p>1.300</text:p>
          </table:table-cell>
          <table:table-cell office:value-type="float" office:value="1300" table:style-name="ce2">
            <text:p>1.30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JOGJA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250" table:style-name="ce2">
            <text:p>1.2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SOLO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250" table:style-name="ce2">
            <text:p>1.2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KLATEN KOTA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250" table:style-name="ce2">
            <text:p>1.2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SALATIGA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250" table:style-name="ce2">
            <text:p>1.2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MAGELANG</text:p>
          </table:table-cell>
          <table:table-cell office:value-type="float" office:value="15000" table:style-name="ce2">
            <text:p>1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0" table:style-name="ce2">
            <text:p>25.000</text:p>
          </table:table-cell>
          <table:table-cell office:value-type="float" office:value="2500" table:style-name="ce2">
            <text:p>2.500</text:p>
          </table:table-cell>
          <table:table-cell office:value-type="float" office:value="55000" table:style-name="ce2">
            <text:p>55.000</text:p>
          </table:table-cell>
          <table:table-cell office:value-type="float" office:value="1250" table:style-name="ce2">
            <text:p>1.2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SURABAYA</text:p>
          </table:table-cell>
          <table:table-cell office:value-type="float" office:value="25000" table:style-name="ce2">
            <text:p>25.000</text:p>
          </table:table-cell>
          <table:table-cell office:value-type="float" office:value="35000" table:style-name="ce2">
            <text:p>35.000</text:p>
          </table:table-cell>
          <table:table-cell office:value-type="float" office:value="35000" table:style-name="ce2">
            <text:p>3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00000" table:style-name="ce2">
            <text:p>5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1</text:p>
          </table:table-cell>
          <table:table-cell office:value-type="string" table:style-name="ce4">
            <text:p>REMBANG</text:p>
          </table:table-cell>
          <table:table-cell office:value-type="float" office:value="25000" table:style-name="ce2">
            <text:p>25.000</text:p>
          </table:table-cell>
          <table:table-cell office:value-type="float" office:value="40000" table:style-name="ce2">
            <text:p>40.000</text:p>
          </table:table-cell>
          <table:table-cell office:value-type="float" office:value="40000" table:style-name="ce2">
            <text:p>4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1</text:p>
          </table:table-cell>
          <table:table-cell office:value-type="string" table:style-name="ce4">
            <text:p>CEPU</text:p>
          </table:table-cell>
          <table:table-cell office:value-type="float" office:value="25000" table:style-name="ce2">
            <text:p>25.000</text:p>
          </table:table-cell>
          <table:table-cell office:value-type="float" office:value="40000" table:style-name="ce2">
            <text:p>40.000</text:p>
          </table:table-cell>
          <table:table-cell office:value-type="float" office:value="40000" table:style-name="ce2">
            <text:p>4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BLORA<text:s/></text:p>
          </table:table-cell>
          <table:table-cell office:value-type="float" office:value="25000" table:style-name="ce2">
            <text:p>25.000</text:p>
          </table:table-cell>
          <table:table-cell office:value-type="float" office:value="40000" table:style-name="ce2">
            <text:p>40.000</text:p>
          </table:table-cell>
          <table:table-cell office:value-type="float" office:value="40000" table:style-name="ce2">
            <text:p>4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BOJONEGORO KOTA</text:p>
          </table:table-cell>
          <table:table-cell office:value-type="float" office:value="25000" table:style-name="ce2">
            <text:p>25.000</text:p>
          </table:table-cell>
          <table:table-cell office:value-type="float" office:value="40000" table:style-name="ce2">
            <text:p>40.000</text:p>
          </table:table-cell>
          <table:table-cell office:value-type="float" office:value="40000" table:style-name="ce2">
            <text:p>4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GRESIK</text:p>
          </table:table-cell>
          <table:table-cell office:value-type="float" office:value="25000" table:style-name="ce2">
            <text:p>25.000</text:p>
          </table:table-cell>
          <table:table-cell office:value-type="float" office:value="40000" table:style-name="ce2">
            <text:p>40.000</text:p>
          </table:table-cell>
          <table:table-cell office:value-type="float" office:value="40000" table:style-name="ce2">
            <text:p>4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SIDOARJO</text:p>
          </table:table-cell>
          <table:table-cell office:value-type="float" office:value="25000" table:style-name="ce2">
            <text:p>25.000</text:p>
          </table:table-cell>
          <table:table-cell office:value-type="float" office:value="40000" table:style-name="ce2">
            <text:p>40.000</text:p>
          </table:table-cell>
          <table:table-cell office:value-type="float" office:value="40000" table:style-name="ce2">
            <text:p>4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MOJOKERTO, JOMBANG</text:p>
          </table:table-cell>
          <table:table-cell office:value-type="float" office:value="25000" table:style-name="ce2">
            <text:p>25.000</text:p>
          </table:table-cell>
          <table:table-cell office:value-type="float" office:value="40000" table:style-name="ce2">
            <text:p>40.000</text:p>
          </table:table-cell>
          <table:table-cell office:value-type="float" office:value="40000" table:style-name="ce2">
            <text:p>4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MALANG</text:p>
          </table:table-cell>
          <table:table-cell office:value-type="float" office:value="25000" table:style-name="ce2">
            <text:p>25.000</text:p>
          </table:table-cell>
          <table:table-cell office:value-type="float" office:value="40000" table:style-name="ce2">
            <text:p>40.000</text:p>
          </table:table-cell>
          <table:table-cell office:value-type="float" office:value="40000" table:style-name="ce2">
            <text:p>4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KEDIRI</text:p>
          </table:table-cell>
          <table:table-cell office:value-type="float" office:value="25000" table:style-name="ce2">
            <text:p>25.000</text:p>
          </table:table-cell>
          <table:table-cell office:value-type="float" office:value="40000" table:style-name="ce2">
            <text:p>40.000</text:p>
          </table:table-cell>
          <table:table-cell office:value-type="float" office:value="40000" table:style-name="ce2">
            <text:p>4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BLITAR</text:p>
          </table:table-cell>
          <table:table-cell office:value-type="float" office:value="30000" table:style-name="ce2">
            <text:p>30.000</text:p>
          </table:table-cell>
          <table:table-cell office:value-type="float" office:value="45000" table:style-name="ce2">
            <text:p>45.000</text:p>
          </table:table-cell>
          <table:table-cell office:value-type="float" office:value="45000" table:style-name="ce2">
            <text:p>4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TULUNGAGUNG</text:p>
          </table:table-cell>
          <table:table-cell office:value-type="float" office:value="30000" table:style-name="ce2">
            <text:p>30.000</text:p>
          </table:table-cell>
          <table:table-cell office:value-type="float" office:value="45000" table:style-name="ce2">
            <text:p>45.000</text:p>
          </table:table-cell>
          <table:table-cell office:value-type="float" office:value="45000" table:style-name="ce2">
            <text:p>4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PASURUHAN, BANGIL</text:p>
          </table:table-cell>
          <table:table-cell office:value-type="float" office:value="30000" table:style-name="ce2">
            <text:p>30.000</text:p>
          </table:table-cell>
          <table:table-cell office:value-type="float" office:value="45000" table:style-name="ce2">
            <text:p>45.000</text:p>
          </table:table-cell>
          <table:table-cell office:value-type="float" office:value="45000" table:style-name="ce2">
            <text:p>4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PROBOLINGGO</text:p>
          </table:table-cell>
          <table:table-cell office:value-type="float" office:value="30000" table:style-name="ce2">
            <text:p>30.000</text:p>
          </table:table-cell>
          <table:table-cell office:value-type="float" office:value="45000" table:style-name="ce2">
            <text:p>45.000</text:p>
          </table:table-cell>
          <table:table-cell office:value-type="float" office:value="45000" table:style-name="ce2">
            <text:p>4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NGANJUK</text:p>
          </table:table-cell>
          <table:table-cell office:value-type="float" office:value="30000" table:style-name="ce2">
            <text:p>30.000</text:p>
          </table:table-cell>
          <table:table-cell office:value-type="float" office:value="45000" table:style-name="ce2">
            <text:p>45.000</text:p>
          </table:table-cell>
          <table:table-cell office:value-type="float" office:value="45000" table:style-name="ce2">
            <text:p>4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1</text:p>
          </table:table-cell>
          <table:table-cell office:value-type="string" table:style-name="ce4">
            <text:p>CARUBAN</text:p>
          </table:table-cell>
          <table:table-cell office:value-type="float" office:value="30000" table:style-name="ce2">
            <text:p>30.000</text:p>
          </table:table-cell>
          <table:table-cell office:value-type="float" office:value="45000" table:style-name="ce2">
            <text:p>45.000</text:p>
          </table:table-cell>
          <table:table-cell office:value-type="float" office:value="45000" table:style-name="ce2">
            <text:p>4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1</text:p>
          </table:table-cell>
          <table:table-cell office:value-type="string" table:style-name="ce4">
            <text:p>NGAWI</text:p>
          </table:table-cell>
          <table:table-cell office:value-type="float" office:value="30000" table:style-name="ce2">
            <text:p>30.000</text:p>
          </table:table-cell>
          <table:table-cell office:value-type="float" office:value="45000" table:style-name="ce2">
            <text:p>45.000</text:p>
          </table:table-cell>
          <table:table-cell office:value-type="float" office:value="45000" table:style-name="ce2">
            <text:p>4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1</text:p>
          </table:table-cell>
          <table:table-cell office:value-type="string" table:style-name="ce3">
            <text:p>MADIUN<text:s/></text:p>
          </table:table-cell>
          <table:table-cell office:value-type="float" office:value="30000" table:style-name="ce2">
            <text:p>30.000</text:p>
          </table:table-cell>
          <table:table-cell office:value-type="float" office:value="45000" table:style-name="ce2">
            <text:p>45.000</text:p>
          </table:table-cell>
          <table:table-cell office:value-type="float" office:value="45000" table:style-name="ce2">
            <text:p>4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1</text:p>
          </table:table-cell>
          <table:table-cell office:value-type="string" table:style-name="ce4">
            <text:p>MAGETAN</text:p>
          </table:table-cell>
          <table:table-cell office:value-type="float" office:value="30000" table:style-name="ce2">
            <text:p>30.000</text:p>
          </table:table-cell>
          <table:table-cell office:value-type="float" office:value="45000" table:style-name="ce2">
            <text:p>45.000</text:p>
          </table:table-cell>
          <table:table-cell office:value-type="float" office:value="45000" table:style-name="ce2">
            <text:p>4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PONOROGO</text:p>
          </table:table-cell>
          <table:table-cell office:value-type="float" office:value="30000" table:style-name="ce2">
            <text:p>30.000</text:p>
          </table:table-cell>
          <table:table-cell office:value-type="float" office:value="45000" table:style-name="ce2">
            <text:p>45.000</text:p>
          </table:table-cell>
          <table:table-cell office:value-type="float" office:value="45000" table:style-name="ce2">
            <text:p>45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JEMBER</text:p>
          </table:table-cell>
          <table:table-cell office:value-type="float" office:value="33000" table:style-name="ce2">
            <text:p>33.000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LUMAJANG KOTA</text:p>
          </table:table-cell>
          <table:table-cell office:value-type="float" office:value="33000" table:style-name="ce2">
            <text:p>33.000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BANYUWANGI</text:p>
          </table:table-cell>
          <table:table-cell office:value-type="float" office:value="33000" table:style-name="ce2">
            <text:p>33.000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DENPASAR</text:p>
          </table:table-cell>
          <table:table-cell office:value-type="float" office:value="35000" table:style-name="ce2">
            <text:p>35.000</text:p>
          </table:table-cell>
          <table:table-cell office:value-type="float" office:value="58000" table:style-name="ce2">
            <text:p>58.000</text:p>
          </table:table-cell>
          <table:table-cell office:value-type="float" office:value="58000" table:style-name="ce2">
            <text:p>58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00000" table:style-name="ce2">
            <text:p>7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TABANAN</text:p>
          </table:table-cell>
          <table:table-cell office:value-type="float" office:value="35000" table:style-name="ce2">
            <text:p>35.000</text:p>
          </table:table-cell>
          <table:table-cell office:value-type="float" office:value="58000" table:style-name="ce2">
            <text:p>58.000</text:p>
          </table:table-cell>
          <table:table-cell office:value-type="float" office:value="58000" table:style-name="ce2">
            <text:p>58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00000" table:style-name="ce2">
            <text:p>7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NUSA DUA</text:p>
          </table:table-cell>
          <table:table-cell office:value-type="float" office:value="35000" table:style-name="ce2">
            <text:p>35.000</text:p>
          </table:table-cell>
          <table:table-cell office:value-type="float" office:value="58000" table:style-name="ce2">
            <text:p>58.000</text:p>
          </table:table-cell>
          <table:table-cell office:value-type="float" office:value="58000" table:style-name="ce2">
            <text:p>58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00000" table:style-name="ce2">
            <text:p>7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SINGARAJA</text:p>
          </table:table-cell>
          <table:table-cell office:value-type="float" office:value="35000" table:style-name="ce2">
            <text:p>35.000</text:p>
          </table:table-cell>
          <table:table-cell office:value-type="float" office:value="58000" table:style-name="ce2">
            <text:p>58.000</text:p>
          </table:table-cell>
          <table:table-cell office:value-type="float" office:value="58000" table:style-name="ce2">
            <text:p>58.00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00000" table:style-name="ce2">
            <text:p>7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BANDAR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0" table:style-name="ce2">
            <text:p>0</text:p>
          </table:table-cell>
          <table:table-cell office:value-type="float" office:value="1500" table:style-name="ce2">
            <text:p>1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00000" table:style-name="ce2">
            <text:p>5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METRO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0" table:style-name="ce2">
            <text:p>0</text:p>
          </table:table-cell>
          <table:table-cell office:value-type="float" office:value="1500" table:style-name="ce2">
            <text:p>1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00000" table:style-name="ce2">
            <text:p>50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PALEMBANG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0" table:style-name="ce2">
            <text:p>0</text:p>
          </table:table-cell>
          <table:table-cell office:value-type="float" office:value="1700" table:style-name="ce2">
            <text:p>1.7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JAMBI</text:p>
          </table:table-cell>
          <table:table-cell office:value-type="float" office:value="20000" table:style-name="ce2">
            <text:p>20.000</text:p>
          </table:table-cell>
          <table:table-cell office:value-type="float" office:value="0" table:style-name="ce3">
            <text:p>0</text:p>
          </table:table-cell>
          <table:table-cell office:value-type="float" office:value="50000" table:style-name="ce2">
            <text:p>50.000</text:p>
          </table:table-cell>
          <table:table-cell office:value-type="float" office:value="0" table:style-name="ce2">
            <text:p>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50000" table:style-name="ce2">
            <text:p>650.000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jak1</text:p>
          </table:table-cell>
          <table:table-cell office:value-type="string" table:style-name="ce3">
            <text:p>PEKANBARU</text:p>
          </table:table-cell>
          <table:table-cell office:value-type="float" office:value="20000" table:style-name="ce2">
            <text:p>20.000</text:p>
          </table:table-cell>
          <table:table-cell office:value-type="float" office:value="0" table:style-name="ce3">
            <text:p>0</text:p>
          </table:table-cell>
          <table:table-cell office:value-type="float" office:value="60000" table:style-name="ce2">
            <text:p>60.000</text:p>
          </table:table-cell>
          <table:table-cell office:value-type="float" office:value="0" table:style-name="ce2">
            <text:p>0</text:p>
          </table:table-cell>
          <table:table-cell office:value-type="float" office:value="3000" table:style-name="ce2">
            <text:p>3.0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50000" table:style-name="ce2">
            <text:p>7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JAKARTA</text:p>
          </table:table-cell>
          <table:table-cell office:value-type="float" office:value="21000" table:style-name="ce2">
            <text:p>21.000</text:p>
          </table:table-cell>
          <table:table-cell office:value-type="float" office:value="31000" table:style-name="ce2">
            <text:p>31.000</text:p>
          </table:table-cell>
          <table:table-cell office:value-type="float" office:value="30000" table:style-name="ce2">
            <text:p>30.000</text:p>
          </table:table-cell>
          <table:table-cell office:value-type="float" office:value="2700" table:style-name="ce2">
            <text:p>2.700</text:p>
          </table:table-cell>
          <table:table-cell office:value-type="float" office:value="57000" table:style-name="ce2">
            <text:p>57.000</text:p>
          </table:table-cell>
          <table:table-cell office:value-type="float" office:value="1050" table:style-name="ce2">
            <text:p>1.050</text:p>
          </table:table-cell>
          <table:table-cell office:value-type="float" office:value="1550" table:style-name="ce2">
            <text:p>1.5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TANGERANG</text:p>
          </table:table-cell>
          <table:table-cell office:value-type="float" office:value="21000" table:style-name="ce2">
            <text:p>21.000</text:p>
          </table:table-cell>
          <table:table-cell office:value-type="float" office:value="36000" table:style-name="ce2">
            <text:p>36.000</text:p>
          </table:table-cell>
          <table:table-cell office:value-type="float" office:value="35000" table:style-name="ce2">
            <text:p>35.000</text:p>
          </table:table-cell>
          <table:table-cell office:value-type="float" office:value="2700" table:style-name="ce2">
            <text:p>2.700</text:p>
          </table:table-cell>
          <table:table-cell office:value-type="float" office:value="53000" table:style-name="ce2">
            <text:p>53.000</text:p>
          </table:table-cell>
          <table:table-cell office:value-type="float" office:value="1050" table:style-name="ce2">
            <text:p>1.050</text:p>
          </table:table-cell>
          <table:table-cell office:value-type="float" office:value="1550" table:style-name="ce2">
            <text:p>1.550</text:p>
          </table:table-cell>
          <table:table-cell office:value-type="float" office:value="350000" table:style-name="ce2">
            <text:p>3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BEKASI</text:p>
          </table:table-cell>
          <table:table-cell office:value-type="float" office:value="21000" table:style-name="ce2">
            <text:p>21.000</text:p>
          </table:table-cell>
          <table:table-cell office:value-type="float" office:value="36000" table:style-name="ce2">
            <text:p>36.000</text:p>
          </table:table-cell>
          <table:table-cell office:value-type="float" office:value="35000" table:style-name="ce2">
            <text:p>35.000</text:p>
          </table:table-cell>
          <table:table-cell office:value-type="float" office:value="2700" table:style-name="ce2">
            <text:p>2.700</text:p>
          </table:table-cell>
          <table:table-cell office:value-type="float" office:value="53000" table:style-name="ce2">
            <text:p>53.000</text:p>
          </table:table-cell>
          <table:table-cell office:value-type="float" office:value="1050" table:style-name="ce2">
            <text:p>1.050</text:p>
          </table:table-cell>
          <table:table-cell office:value-type="float" office:value="1550" table:style-name="ce2">
            <text:p>1.550</text:p>
          </table:table-cell>
          <table:table-cell office:value-type="float" office:value="350000" table:style-name="ce2">
            <text:p>3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CIKARANG</text:p>
          </table:table-cell>
          <table:table-cell office:value-type="float" office:value="21000" table:style-name="ce2">
            <text:p>21.000</text:p>
          </table:table-cell>
          <table:table-cell office:value-type="float" office:value="36000" table:style-name="ce2">
            <text:p>36.000</text:p>
          </table:table-cell>
          <table:table-cell office:value-type="float" office:value="35000" table:style-name="ce2">
            <text:p>35.000</text:p>
          </table:table-cell>
          <table:table-cell office:value-type="float" office:value="2700" table:style-name="ce2">
            <text:p>2.700</text:p>
          </table:table-cell>
          <table:table-cell office:value-type="float" office:value="53000" table:style-name="ce2">
            <text:p>53.000</text:p>
          </table:table-cell>
          <table:table-cell office:value-type="float" office:value="1050" table:style-name="ce2">
            <text:p>1.050</text:p>
          </table:table-cell>
          <table:table-cell office:value-type="float" office:value="1550" table:style-name="ce2">
            <text:p>1.550</text:p>
          </table:table-cell>
          <table:table-cell office:value-type="float" office:value="350000" table:style-name="ce2">
            <text:p>3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KARAWANG</text:p>
          </table:table-cell>
          <table:table-cell office:value-type="float" office:value="21000" table:style-name="ce2">
            <text:p>21.000</text:p>
          </table:table-cell>
          <table:table-cell office:value-type="float" office:value="36000" table:style-name="ce2">
            <text:p>36.000</text:p>
          </table:table-cell>
          <table:table-cell office:value-type="float" office:value="35000" table:style-name="ce2">
            <text:p>35.000</text:p>
          </table:table-cell>
          <table:table-cell office:value-type="float" office:value="2700" table:style-name="ce2">
            <text:p>2.700</text:p>
          </table:table-cell>
          <table:table-cell office:value-type="float" office:value="53000" table:style-name="ce2">
            <text:p>53.000</text:p>
          </table:table-cell>
          <table:table-cell office:value-type="float" office:value="1050" table:style-name="ce2">
            <text:p>1.050</text:p>
          </table:table-cell>
          <table:table-cell office:value-type="float" office:value="1550" table:style-name="ce2">
            <text:p>1.550</text:p>
          </table:table-cell>
          <table:table-cell office:value-type="float" office:value="350000" table:style-name="ce2">
            <text:p>35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DEPOK</text:p>
          </table:table-cell>
          <table:table-cell office:value-type="float" office:value="21000" table:style-name="ce2">
            <text:p>21.000</text:p>
          </table:table-cell>
          <table:table-cell office:value-type="float" office:value="36000" table:style-name="ce2">
            <text:p>36.000</text:p>
          </table:table-cell>
          <table:table-cell office:value-type="float" office:value="35000" table:style-name="ce2">
            <text:p>35.000</text:p>
          </table:table-cell>
          <table:table-cell office:value-type="float" office:value="2700" table:style-name="ce2">
            <text:p>2.700</text:p>
          </table:table-cell>
          <table:table-cell office:value-type="float" office:value="53000" table:style-name="ce2">
            <text:p>53.000</text:p>
          </table:table-cell>
          <table:table-cell office:value-type="float" office:value="1050" table:style-name="ce2">
            <text:p>1.050</text:p>
          </table:table-cell>
          <table:table-cell office:value-type="float" office:value="1550" table:style-name="ce2">
            <text:p>1.5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SERANG</text:p>
          </table:table-cell>
          <table:table-cell office:value-type="float" office:value="16000" table:style-name="ce2">
            <text:p>16.000</text:p>
          </table:table-cell>
          <table:table-cell office:value-type="float" office:value="21000" table:style-name="ce2">
            <text:p>21.000</text:p>
          </table:table-cell>
          <table:table-cell office:value-type="float" office:value="20000" table:style-name="ce2">
            <text:p>20.000</text:p>
          </table:table-cell>
          <table:table-cell office:value-type="float" office:value="2700" table:style-name="ce2">
            <text:p>2.700</text:p>
          </table:table-cell>
          <table:table-cell office:value-type="float" office:value="51000" table:style-name="ce2">
            <text:p>51.000</text:p>
          </table:table-cell>
          <table:table-cell office:value-type="float" office:value="1050" table:style-name="ce2">
            <text:p>1.0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BOGOR</text:p>
          </table:table-cell>
          <table:table-cell office:value-type="float" office:value="16000" table:style-name="ce2">
            <text:p>16.000</text:p>
          </table:table-cell>
          <table:table-cell office:value-type="float" office:value="21000" table:style-name="ce2">
            <text:p>21.000</text:p>
          </table:table-cell>
          <table:table-cell office:value-type="float" office:value="20000" table:style-name="ce2">
            <text:p>20.000</text:p>
          </table:table-cell>
          <table:table-cell office:value-type="float" office:value="2700" table:style-name="ce2">
            <text:p>2.700</text:p>
          </table:table-cell>
          <table:table-cell office:value-type="float" office:value="51000" table:style-name="ce2">
            <text:p>51.000</text:p>
          </table:table-cell>
          <table:table-cell office:value-type="float" office:value="1050" table:style-name="ce2">
            <text:p>1.0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CIREBON</text:p>
          </table:table-cell>
          <table:table-cell office:value-type="float" office:value="16000" table:style-name="ce2">
            <text:p>16.000</text:p>
          </table:table-cell>
          <table:table-cell office:value-type="float" office:value="21000" table:style-name="ce2">
            <text:p>21.000</text:p>
          </table:table-cell>
          <table:table-cell office:value-type="float" office:value="20000" table:style-name="ce2">
            <text:p>20.000</text:p>
          </table:table-cell>
          <table:table-cell office:value-type="float" office:value="2700" table:style-name="ce2">
            <text:p>2.700</text:p>
          </table:table-cell>
          <table:table-cell office:value-type="float" office:value="51000" table:style-name="ce2">
            <text:p>51.000</text:p>
          </table:table-cell>
          <table:table-cell office:value-type="float" office:value="1050" table:style-name="ce2">
            <text:p>1.050</text:p>
          </table:table-cell>
          <table:table-cell office:value-type="float" office:value="1150" table:style-name="ce2">
            <text:p>1.15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INDRAMAYU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200" table:style-name="ce2">
            <text:p>1.200</text:p>
          </table:table-cell>
          <table:table-cell office:value-type="float" office:value="1200" table:style-name="ce2">
            <text:p>1.20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PURWAKARTA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200" table:style-name="ce2">
            <text:p>1.200</text:p>
          </table:table-cell>
          <table:table-cell office:value-type="float" office:value="1200" table:style-name="ce2">
            <text:p>1.20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BANDUNG</text:p>
          </table:table-cell>
          <table:table-cell office:value-type="float" office:value="15000" table:style-name="ce2">
            <text:p>15.000</text:p>
          </table:table-cell>
          <table:table-cell office:value-type="float" office:value="20000" table:style-name="ce2">
            <text:p>20.000</text:p>
          </table:table-cell>
          <table:table-cell office:value-type="float" office:value="20000" table:style-name="ce2">
            <text:p>20.000</text:p>
          </table:table-cell>
          <table:table-cell office:value-type="float" office:value="2200" table:style-name="ce2">
            <text:p>2.200</text:p>
          </table:table-cell>
          <table:table-cell office:value-type="float" office:value="35000" table:style-name="ce2">
            <text:p>35.000</text:p>
          </table:table-cell>
          <table:table-cell office:value-type="float" office:value="1000" table:style-name="ce2">
            <text:p>1.000</text:p>
          </table:table-cell>
          <table:table-cell office:value-type="float" office:value="1100" table:style-name="ce2">
            <text:p>1.10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GARUT</text:p>
          </table:table-cell>
          <table:table-cell office:value-type="float" office:value="15000" table:style-name="ce2">
            <text:p>15.000</text:p>
          </table:table-cell>
          <table:table-cell office:value-type="float" office:value="20000" table:style-name="ce2">
            <text:p>20.000</text:p>
          </table:table-cell>
          <table:table-cell office:value-type="float" office:value="20000" table:style-name="ce2">
            <text:p>20.000</text:p>
          </table:table-cell>
          <table:table-cell office:value-type="float" office:value="2200" table:style-name="ce2">
            <text:p>2.200</text:p>
          </table:table-cell>
          <table:table-cell office:value-type="float" office:value="35000" table:style-name="ce2">
            <text:p>35.000</text:p>
          </table:table-cell>
          <table:table-cell office:value-type="float" office:value="1000" table:style-name="ce2">
            <text:p>1.000</text:p>
          </table:table-cell>
          <table:table-cell office:value-type="float" office:value="1100" table:style-name="ce2">
            <text:p>1.10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TASIKMALAYA</text:p>
          </table:table-cell>
          <table:table-cell office:value-type="float" office:value="15000" table:style-name="ce2">
            <text:p>15.000</text:p>
          </table:table-cell>
          <table:table-cell office:value-type="float" office:value="20000" table:style-name="ce2">
            <text:p>20.000</text:p>
          </table:table-cell>
          <table:table-cell office:value-type="float" office:value="20000" table:style-name="ce2">
            <text:p>20.000</text:p>
          </table:table-cell>
          <table:table-cell office:value-type="float" office:value="2200" table:style-name="ce2">
            <text:p>2.200</text:p>
          </table:table-cell>
          <table:table-cell office:value-type="float" office:value="35000" table:style-name="ce2">
            <text:p>35.000</text:p>
          </table:table-cell>
          <table:table-cell office:value-type="float" office:value="1000" table:style-name="ce2">
            <text:p>1.000</text:p>
          </table:table-cell>
          <table:table-cell office:value-type="float" office:value="1100" table:style-name="ce2">
            <text:p>1.100</text:p>
          </table:table-cell>
          <table:table-cell office:value-type="float" office:value="350000" table:style-name="ce2">
            <text:p>3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<text:s/>SUKABUMI<text:s/>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200" table:style-name="ce2">
            <text:p>1.200</text:p>
          </table:table-cell>
          <table:table-cell office:value-type="float" office:value="1200" table:style-name="ce2">
            <text:p>1.2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PURWOKERTO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200" table:style-name="ce2">
            <text:p>1.200</text:p>
          </table:table-cell>
          <table:table-cell office:value-type="float" office:value="1200" table:style-name="ce2">
            <text:p>1.2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KEBUMEN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200" table:style-name="ce2">
            <text:p>1.200</text:p>
          </table:table-cell>
          <table:table-cell office:value-type="float" office:value="1200" table:style-name="ce2">
            <text:p>1.2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TEGAL, BREBES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200" table:style-name="ce2">
            <text:p>1.200</text:p>
          </table:table-cell>
          <table:table-cell office:value-type="float" office:value="1200" table:style-name="ce2">
            <text:p>1.2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PEMALANG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200" table:style-name="ce2">
            <text:p>1.200</text:p>
          </table:table-cell>
          <table:table-cell office:value-type="float" office:value="1250" table:style-name="ce2">
            <text:p>1.25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BATANG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5000" table:style-name="ce2">
            <text:p>55.000</text:p>
          </table:table-cell>
          <table:table-cell office:value-type="float" office:value="1150" table:style-name="ce2">
            <text:p>1.150</text:p>
          </table:table-cell>
          <table:table-cell office:value-type="float" office:value="1100" table:style-name="ce2">
            <text:p>1.100</text:p>
          </table:table-cell>
          <table:table-cell office:value-type="float" office:value="400000" table:style-name="ce2">
            <text:p>40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PEKALONGAN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5000" table:style-name="ce2">
            <text:p>55.000</text:p>
          </table:table-cell>
          <table:table-cell office:value-type="float" office:value="1150" table:style-name="ce2">
            <text:p>1.150</text:p>
          </table:table-cell>
          <table:table-cell office:value-type="float" office:value="1100" table:style-name="ce2">
            <text:p>1.1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BANJAR PATROMAN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5000" table:style-name="ce2">
            <text:p>55.000</text:p>
          </table:table-cell>
          <table:table-cell office:value-type="float" office:value="1150" table:style-name="ce2">
            <text:p>1.150</text:p>
          </table:table-cell>
          <table:table-cell office:value-type="float" office:value="1100" table:style-name="ce2">
            <text:p>1.1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DEMAK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300" table:style-name="ce2">
            <text:p>1.300</text:p>
          </table:table-cell>
          <table:table-cell office:value-type="float" office:value="1300" table:style-name="ce2">
            <text:p>1.300</text:p>
          </table:table-cell>
          <table:table-cell office:value-type="float" office:value="400000" table:style-name="ce2">
            <text:p>40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SEMARANG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300" table:style-name="ce2">
            <text:p>1.300</text:p>
          </table:table-cell>
          <table:table-cell office:value-type="float" office:value="1300" table:style-name="ce2">
            <text:p>1.3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KUDUS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300" table:style-name="ce2">
            <text:p>1.300</text:p>
          </table:table-cell>
          <table:table-cell office:value-type="float" office:value="1300" table:style-name="ce2">
            <text:p>1.3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PATI</text:p>
          </table:table-cell>
          <table:table-cell office:value-type="float" office:value="20000" table:style-name="ce2">
            <text:p>20.000</text:p>
          </table:table-cell>
          <table:table-cell office:value-type="float" office:value="30000" table:style-name="ce2">
            <text:p>30.000</text:p>
          </table:table-cell>
          <table:table-cell office:value-type="float" office:value="30000" table:style-name="ce2">
            <text:p>30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500" table:style-name="ce2">
            <text:p>1.500</text:p>
          </table:table-cell>
          <table:table-cell office:value-type="float" office:value="1500" table:style-name="ce2">
            <text:p>1.500</text:p>
          </table:table-cell>
          <table:table-cell office:value-type="float" office:value="400000" table:style-name="ce2">
            <text:p>40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JUWANA</text:p>
          </table:table-cell>
          <table:table-cell office:value-type="float" office:value="20000" table:style-name="ce2">
            <text:p>20.000</text:p>
          </table:table-cell>
          <table:table-cell office:value-type="float" office:value="30000" table:style-name="ce2">
            <text:p>30.000</text:p>
          </table:table-cell>
          <table:table-cell office:value-type="float" office:value="30000" table:style-name="ce2">
            <text:p>30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500" table:style-name="ce2">
            <text:p>1.500</text:p>
          </table:table-cell>
          <table:table-cell office:value-type="float" office:value="1500" table:style-name="ce2">
            <text:p>1.500</text:p>
          </table:table-cell>
          <table:table-cell office:value-type="float" office:value="400000" table:style-name="ce2">
            <text:p>40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JEPARA<text:s/></text:p>
          </table:table-cell>
          <table:table-cell office:value-type="float" office:value="20000" table:style-name="ce2">
            <text:p>20.000</text:p>
          </table:table-cell>
          <table:table-cell office:value-type="float" office:value="30000" table:style-name="ce2">
            <text:p>30.000</text:p>
          </table:table-cell>
          <table:table-cell office:value-type="float" office:value="30000" table:style-name="ce2">
            <text:p>30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500" table:style-name="ce2">
            <text:p>1.500</text:p>
          </table:table-cell>
          <table:table-cell office:value-type="float" office:value="1500" table:style-name="ce2">
            <text:p>1.5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JOGJA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300" table:style-name="ce2">
            <text:p>1.300</text:p>
          </table:table-cell>
          <table:table-cell office:value-type="float" office:value="1300" table:style-name="ce2">
            <text:p>1.3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SOLO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300" table:style-name="ce2">
            <text:p>1.300</text:p>
          </table:table-cell>
          <table:table-cell office:value-type="float" office:value="1300" table:style-name="ce2">
            <text:p>1.3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KLATEN KOTA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300" table:style-name="ce2">
            <text:p>1.300</text:p>
          </table:table-cell>
          <table:table-cell office:value-type="float" office:value="1300" table:style-name="ce2">
            <text:p>1.3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SALATIGA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300" table:style-name="ce2">
            <text:p>1.300</text:p>
          </table:table-cell>
          <table:table-cell office:value-type="float" office:value="1300" table:style-name="ce2">
            <text:p>1.3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MAGELANG</text:p>
          </table:table-cell>
          <table:table-cell office:value-type="float" office:value="16000" table:style-name="ce2">
            <text:p>16.000</text:p>
          </table:table-cell>
          <table:table-cell office:value-type="float" office:value="26000" table:style-name="ce2">
            <text:p>26.000</text:p>
          </table:table-cell>
          <table:table-cell office:value-type="float" office:value="25000" table:style-name="ce2">
            <text:p>25.000</text:p>
          </table:table-cell>
          <table:table-cell office:value-type="float" office:value="2700" table:style-name="ce2">
            <text:p>2.700</text:p>
          </table:table-cell>
          <table:table-cell office:value-type="float" office:value="56000" table:style-name="ce2">
            <text:p>56.000</text:p>
          </table:table-cell>
          <table:table-cell office:value-type="float" office:value="1300" table:style-name="ce2">
            <text:p>1.300</text:p>
          </table:table-cell>
          <table:table-cell office:value-type="float" office:value="1300" table:style-name="ce2">
            <text:p>1.300</text:p>
          </table:table-cell>
          <table:table-cell office:value-type="float" office:value="400000" table:style-name="ce2">
            <text:p>4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SURABAYA</text:p>
          </table:table-cell>
          <table:table-cell office:value-type="float" office:value="26000" table:style-name="ce2">
            <text:p>26.000</text:p>
          </table:table-cell>
          <table:table-cell office:value-type="float" office:value="41000" table:style-name="ce2">
            <text:p>41.000</text:p>
          </table:table-cell>
          <table:table-cell office:value-type="float" office:value="40000" table:style-name="ce2">
            <text:p>40.000</text:p>
          </table:table-cell>
          <table:table-cell office:value-type="float" office:value="2700" table:style-name="ce2">
            <text:p>2.700</text:p>
          </table:table-cell>
          <table:table-cell office:value-type="float" office:value="60000" table:style-name="ce2">
            <text:p>60.000</text:p>
          </table:table-cell>
          <table:table-cell office:value-type="float" office:value="1250" table:style-name="ce2">
            <text:p>1.250</text:p>
          </table:table-cell>
          <table:table-cell office:value-type="float" office:value="1550" table:style-name="ce2">
            <text:p>1.55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REMBANG</text:p>
          </table:table-cell>
          <table:table-cell office:value-type="float" office:value="26000" table:style-name="ce2">
            <text:p>26.000</text:p>
          </table:table-cell>
          <table:table-cell office:value-type="float" office:value="44000" table:style-name="ce2">
            <text:p>44.000</text:p>
          </table:table-cell>
          <table:table-cell office:value-type="float" office:value="43000" table:style-name="ce2">
            <text:p>43.000</text:p>
          </table:table-cell>
          <table:table-cell office:value-type="float" office:value="2700" table:style-name="ce2">
            <text:p>2.700</text:p>
          </table:table-cell>
          <table:table-cell office:value-type="float" office:value="61000" table:style-name="ce2">
            <text:p>61.000</text:p>
          </table:table-cell>
          <table:table-cell office:value-type="float" office:value="1250" table:style-name="ce2">
            <text:p>1.250</text:p>
          </table:table-cell>
          <table:table-cell office:value-type="float" office:value="1900" table:style-name="ce2">
            <text:p>1.900</text:p>
          </table:table-cell>
          <table:table-cell office:value-type="float" office:value="600000" table:style-name="ce2">
            <text:p>60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CEPU</text:p>
          </table:table-cell>
          <table:table-cell office:value-type="float" office:value="26000" table:style-name="ce2">
            <text:p>26.000</text:p>
          </table:table-cell>
          <table:table-cell office:value-type="float" office:value="44000" table:style-name="ce2">
            <text:p>44.000</text:p>
          </table:table-cell>
          <table:table-cell office:value-type="float" office:value="43000" table:style-name="ce2">
            <text:p>43.000</text:p>
          </table:table-cell>
          <table:table-cell office:value-type="float" office:value="2700" table:style-name="ce2">
            <text:p>2.700</text:p>
          </table:table-cell>
          <table:table-cell office:value-type="float" office:value="61000" table:style-name="ce2">
            <text:p>61.000</text:p>
          </table:table-cell>
          <table:table-cell office:value-type="float" office:value="1250" table:style-name="ce2">
            <text:p>1.250</text:p>
          </table:table-cell>
          <table:table-cell office:value-type="float" office:value="1900" table:style-name="ce2">
            <text:p>1.900</text:p>
          </table:table-cell>
          <table:table-cell office:value-type="float" office:value="600000" table:style-name="ce2">
            <text:p>60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BLORA<text:s/></text:p>
          </table:table-cell>
          <table:table-cell office:value-type="float" office:value="26000" table:style-name="ce2">
            <text:p>26.000</text:p>
          </table:table-cell>
          <table:table-cell office:value-type="float" office:value="44000" table:style-name="ce2">
            <text:p>44.000</text:p>
          </table:table-cell>
          <table:table-cell office:value-type="float" office:value="43000" table:style-name="ce2">
            <text:p>43.000</text:p>
          </table:table-cell>
          <table:table-cell office:value-type="float" office:value="2700" table:style-name="ce2">
            <text:p>2.700</text:p>
          </table:table-cell>
          <table:table-cell office:value-type="float" office:value="61000" table:style-name="ce2">
            <text:p>61.000</text:p>
          </table:table-cell>
          <table:table-cell office:value-type="float" office:value="1250" table:style-name="ce2">
            <text:p>1.250</text:p>
          </table:table-cell>
          <table:table-cell office:value-type="float" office:value="1900" table:style-name="ce2">
            <text:p>1.9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BOJONEGORO KOTA</text:p>
          </table:table-cell>
          <table:table-cell office:value-type="float" office:value="26000" table:style-name="ce2">
            <text:p>26.000</text:p>
          </table:table-cell>
          <table:table-cell office:value-type="float" office:value="44000" table:style-name="ce2">
            <text:p>44.000</text:p>
          </table:table-cell>
          <table:table-cell office:value-type="float" office:value="43000" table:style-name="ce2">
            <text:p>43.000</text:p>
          </table:table-cell>
          <table:table-cell office:value-type="float" office:value="2700" table:style-name="ce2">
            <text:p>2.700</text:p>
          </table:table-cell>
          <table:table-cell office:value-type="float" office:value="61000" table:style-name="ce2">
            <text:p>61.000</text:p>
          </table:table-cell>
          <table:table-cell office:value-type="float" office:value="1250" table:style-name="ce2">
            <text:p>1.250</text:p>
          </table:table-cell>
          <table:table-cell office:value-type="float" office:value="1900" table:style-name="ce2">
            <text:p>1.9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GRESIK</text:p>
          </table:table-cell>
          <table:table-cell office:value-type="float" office:value="26000" table:style-name="ce2">
            <text:p>26.000</text:p>
          </table:table-cell>
          <table:table-cell office:value-type="float" office:value="44000" table:style-name="ce2">
            <text:p>44.000</text:p>
          </table:table-cell>
          <table:table-cell office:value-type="float" office:value="43000" table:style-name="ce2">
            <text:p>43.000</text:p>
          </table:table-cell>
          <table:table-cell office:value-type="float" office:value="2700" table:style-name="ce2">
            <text:p>2.700</text:p>
          </table:table-cell>
          <table:table-cell office:value-type="float" office:value="61000" table:style-name="ce2">
            <text:p>61.000</text:p>
          </table:table-cell>
          <table:table-cell office:value-type="float" office:value="1250" table:style-name="ce2">
            <text:p>1.250</text:p>
          </table:table-cell>
          <table:table-cell office:value-type="float" office:value="1900" table:style-name="ce2">
            <text:p>1.9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SIDOARJO</text:p>
          </table:table-cell>
          <table:table-cell office:value-type="float" office:value="26000" table:style-name="ce2">
            <text:p>26.000</text:p>
          </table:table-cell>
          <table:table-cell office:value-type="float" office:value="44000" table:style-name="ce2">
            <text:p>44.000</text:p>
          </table:table-cell>
          <table:table-cell office:value-type="float" office:value="43000" table:style-name="ce2">
            <text:p>43.000</text:p>
          </table:table-cell>
          <table:table-cell office:value-type="float" office:value="2700" table:style-name="ce2">
            <text:p>2.700</text:p>
          </table:table-cell>
          <table:table-cell office:value-type="float" office:value="61000" table:style-name="ce2">
            <text:p>61.000</text:p>
          </table:table-cell>
          <table:table-cell office:value-type="float" office:value="1250" table:style-name="ce2">
            <text:p>1.250</text:p>
          </table:table-cell>
          <table:table-cell office:value-type="float" office:value="1900" table:style-name="ce2">
            <text:p>1.9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JOMBANG</text:p>
          </table:table-cell>
          <table:table-cell office:value-type="float" office:value="26000" table:style-name="ce2">
            <text:p>26.000</text:p>
          </table:table-cell>
          <table:table-cell office:value-type="float" office:value="44000" table:style-name="ce2">
            <text:p>44.000</text:p>
          </table:table-cell>
          <table:table-cell office:value-type="float" office:value="43000" table:style-name="ce2">
            <text:p>43.000</text:p>
          </table:table-cell>
          <table:table-cell office:value-type="float" office:value="2700" table:style-name="ce2">
            <text:p>2.700</text:p>
          </table:table-cell>
          <table:table-cell office:value-type="float" office:value="61000" table:style-name="ce2">
            <text:p>61.000</text:p>
          </table:table-cell>
          <table:table-cell office:value-type="float" office:value="1250" table:style-name="ce2">
            <text:p>1.250</text:p>
          </table:table-cell>
          <table:table-cell office:value-type="float" office:value="1900" table:style-name="ce2">
            <text:p>1.900</text:p>
          </table:table-cell>
          <table:table-cell office:value-type="float" office:value="600000" table:style-name="ce2">
            <text:p>60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MOJOKERTO<text:s/></text:p>
          </table:table-cell>
          <table:table-cell office:value-type="float" office:value="26000" table:style-name="ce2">
            <text:p>26.000</text:p>
          </table:table-cell>
          <table:table-cell office:value-type="float" office:value="44000" table:style-name="ce2">
            <text:p>44.000</text:p>
          </table:table-cell>
          <table:table-cell office:value-type="float" office:value="43000" table:style-name="ce2">
            <text:p>43.000</text:p>
          </table:table-cell>
          <table:table-cell office:value-type="float" office:value="2700" table:style-name="ce2">
            <text:p>2.700</text:p>
          </table:table-cell>
          <table:table-cell office:value-type="float" office:value="61000" table:style-name="ce2">
            <text:p>61.000</text:p>
          </table:table-cell>
          <table:table-cell office:value-type="float" office:value="1250" table:style-name="ce2">
            <text:p>1.250</text:p>
          </table:table-cell>
          <table:table-cell office:value-type="float" office:value="1900" table:style-name="ce2">
            <text:p>1.9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MALANG</text:p>
          </table:table-cell>
          <table:table-cell office:value-type="float" office:value="26000" table:style-name="ce2">
            <text:p>26.000</text:p>
          </table:table-cell>
          <table:table-cell office:value-type="float" office:value="44000" table:style-name="ce2">
            <text:p>44.000</text:p>
          </table:table-cell>
          <table:table-cell office:value-type="float" office:value="43000" table:style-name="ce2">
            <text:p>43.000</text:p>
          </table:table-cell>
          <table:table-cell office:value-type="float" office:value="2700" table:style-name="ce2">
            <text:p>2.700</text:p>
          </table:table-cell>
          <table:table-cell office:value-type="float" office:value="61000" table:style-name="ce2">
            <text:p>61.000</text:p>
          </table:table-cell>
          <table:table-cell office:value-type="float" office:value="1250" table:style-name="ce2">
            <text:p>1.250</text:p>
          </table:table-cell>
          <table:table-cell office:value-type="float" office:value="1900" table:style-name="ce2">
            <text:p>1.9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KEDIRI</text:p>
          </table:table-cell>
          <table:table-cell office:value-type="float" office:value="26000" table:style-name="ce2">
            <text:p>26.000</text:p>
          </table:table-cell>
          <table:table-cell office:value-type="float" office:value="44000" table:style-name="ce2">
            <text:p>44.000</text:p>
          </table:table-cell>
          <table:table-cell office:value-type="float" office:value="43000" table:style-name="ce2">
            <text:p>43.000</text:p>
          </table:table-cell>
          <table:table-cell office:value-type="float" office:value="2700" table:style-name="ce2">
            <text:p>2.700</text:p>
          </table:table-cell>
          <table:table-cell office:value-type="float" office:value="61000" table:style-name="ce2">
            <text:p>61.000</text:p>
          </table:table-cell>
          <table:table-cell office:value-type="float" office:value="1250" table:style-name="ce2">
            <text:p>1.250</text:p>
          </table:table-cell>
          <table:table-cell office:value-type="float" office:value="1900" table:style-name="ce2">
            <text:p>1.9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BLITAR</text:p>
          </table:table-cell>
          <table:table-cell office:value-type="float" office:value="31000" table:style-name="ce2">
            <text:p>31.000</text:p>
          </table:table-cell>
          <table:table-cell office:value-type="float" office:value="48000" table:style-name="ce2">
            <text:p>48.000</text:p>
          </table:table-cell>
          <table:table-cell office:value-type="float" office:value="47000" table:style-name="ce2">
            <text:p>47.000</text:p>
          </table:table-cell>
          <table:table-cell office:value-type="float" office:value="2700" table:style-name="ce2">
            <text:p>2.700</text:p>
          </table:table-cell>
          <table:table-cell office:value-type="float" office:value="62000" table:style-name="ce2">
            <text:p>62.000</text:p>
          </table:table-cell>
          <table:table-cell office:value-type="float" office:value="1350" table:style-name="ce2">
            <text:p>1.350</text:p>
          </table:table-cell>
          <table:table-cell office:value-type="float" office:value="2000" table:style-name="ce2">
            <text:p>2.0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TULUNGAGUNG</text:p>
          </table:table-cell>
          <table:table-cell office:value-type="float" office:value="31000" table:style-name="ce2">
            <text:p>31.000</text:p>
          </table:table-cell>
          <table:table-cell office:value-type="float" office:value="48000" table:style-name="ce2">
            <text:p>48.000</text:p>
          </table:table-cell>
          <table:table-cell office:value-type="float" office:value="47000" table:style-name="ce2">
            <text:p>47.000</text:p>
          </table:table-cell>
          <table:table-cell office:value-type="float" office:value="2700" table:style-name="ce2">
            <text:p>2.700</text:p>
          </table:table-cell>
          <table:table-cell office:value-type="float" office:value="62000" table:style-name="ce2">
            <text:p>62.000</text:p>
          </table:table-cell>
          <table:table-cell office:value-type="float" office:value="1350" table:style-name="ce2">
            <text:p>1.350</text:p>
          </table:table-cell>
          <table:table-cell office:value-type="float" office:value="2000" table:style-name="ce2">
            <text:p>2.0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BANGIL</text:p>
          </table:table-cell>
          <table:table-cell office:value-type="float" office:value="31000" table:style-name="ce2">
            <text:p>31.000</text:p>
          </table:table-cell>
          <table:table-cell office:value-type="float" office:value="48000" table:style-name="ce2">
            <text:p>48.000</text:p>
          </table:table-cell>
          <table:table-cell office:value-type="float" office:value="47000" table:style-name="ce2">
            <text:p>47.000</text:p>
          </table:table-cell>
          <table:table-cell office:value-type="float" office:value="2700" table:style-name="ce2">
            <text:p>2.700</text:p>
          </table:table-cell>
          <table:table-cell office:value-type="float" office:value="62000" table:style-name="ce2">
            <text:p>62.000</text:p>
          </table:table-cell>
          <table:table-cell office:value-type="float" office:value="1350" table:style-name="ce2">
            <text:p>1.350</text:p>
          </table:table-cell>
          <table:table-cell office:value-type="float" office:value="2000" table:style-name="ce2">
            <text:p>2.000</text:p>
          </table:table-cell>
          <table:table-cell office:value-type="float" office:value="600000" table:style-name="ce2">
            <text:p>60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PASURUHAN</text:p>
          </table:table-cell>
          <table:table-cell office:value-type="float" office:value="31000" table:style-name="ce2">
            <text:p>31.000</text:p>
          </table:table-cell>
          <table:table-cell office:value-type="float" office:value="48000" table:style-name="ce2">
            <text:p>48.000</text:p>
          </table:table-cell>
          <table:table-cell office:value-type="float" office:value="47000" table:style-name="ce2">
            <text:p>47.000</text:p>
          </table:table-cell>
          <table:table-cell office:value-type="float" office:value="2700" table:style-name="ce2">
            <text:p>2.700</text:p>
          </table:table-cell>
          <table:table-cell office:value-type="float" office:value="62000" table:style-name="ce2">
            <text:p>62.000</text:p>
          </table:table-cell>
          <table:table-cell office:value-type="float" office:value="1350" table:style-name="ce2">
            <text:p>1.350</text:p>
          </table:table-cell>
          <table:table-cell office:value-type="float" office:value="2000" table:style-name="ce2">
            <text:p>2.0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PROBOLINGGO</text:p>
          </table:table-cell>
          <table:table-cell office:value-type="float" office:value="31000" table:style-name="ce2">
            <text:p>31.000</text:p>
          </table:table-cell>
          <table:table-cell office:value-type="float" office:value="48000" table:style-name="ce2">
            <text:p>48.000</text:p>
          </table:table-cell>
          <table:table-cell office:value-type="float" office:value="47000" table:style-name="ce2">
            <text:p>47.000</text:p>
          </table:table-cell>
          <table:table-cell office:value-type="float" office:value="2700" table:style-name="ce2">
            <text:p>2.700</text:p>
          </table:table-cell>
          <table:table-cell office:value-type="float" office:value="62000" table:style-name="ce2">
            <text:p>62.000</text:p>
          </table:table-cell>
          <table:table-cell office:value-type="float" office:value="1350" table:style-name="ce2">
            <text:p>1.350</text:p>
          </table:table-cell>
          <table:table-cell office:value-type="float" office:value="2000" table:style-name="ce2">
            <text:p>2.0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NGANJUK</text:p>
          </table:table-cell>
          <table:table-cell office:value-type="float" office:value="31000" table:style-name="ce2">
            <text:p>31.000</text:p>
          </table:table-cell>
          <table:table-cell office:value-type="float" office:value="48000" table:style-name="ce2">
            <text:p>48.000</text:p>
          </table:table-cell>
          <table:table-cell office:value-type="float" office:value="47000" table:style-name="ce2">
            <text:p>47.000</text:p>
          </table:table-cell>
          <table:table-cell office:value-type="float" office:value="2700" table:style-name="ce2">
            <text:p>2.700</text:p>
          </table:table-cell>
          <table:table-cell office:value-type="float" office:value="62000" table:style-name="ce2">
            <text:p>62.000</text:p>
          </table:table-cell>
          <table:table-cell office:value-type="float" office:value="1350" table:style-name="ce2">
            <text:p>1.350</text:p>
          </table:table-cell>
          <table:table-cell office:value-type="float" office:value="2000" table:style-name="ce2">
            <text:p>2.0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NGAWI</text:p>
          </table:table-cell>
          <table:table-cell office:value-type="float" office:value="31000" table:style-name="ce2">
            <text:p>31.000</text:p>
          </table:table-cell>
          <table:table-cell office:value-type="float" office:value="48000" table:style-name="ce2">
            <text:p>48.000</text:p>
          </table:table-cell>
          <table:table-cell office:value-type="float" office:value="47000" table:style-name="ce2">
            <text:p>47.000</text:p>
          </table:table-cell>
          <table:table-cell office:value-type="float" office:value="2700" table:style-name="ce2">
            <text:p>2.700</text:p>
          </table:table-cell>
          <table:table-cell office:value-type="float" office:value="62000" table:style-name="ce2">
            <text:p>62.000</text:p>
          </table:table-cell>
          <table:table-cell office:value-type="float" office:value="1350" table:style-name="ce2">
            <text:p>1.350</text:p>
          </table:table-cell>
          <table:table-cell office:value-type="float" office:value="2000" table:style-name="ce2">
            <text:p>2.000</text:p>
          </table:table-cell>
          <table:table-cell office:value-type="float" office:value="600000" table:style-name="ce2">
            <text:p>60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CARUBAN</text:p>
          </table:table-cell>
          <table:table-cell office:value-type="float" office:value="31000" table:style-name="ce2">
            <text:p>31.000</text:p>
          </table:table-cell>
          <table:table-cell office:value-type="float" office:value="48000" table:style-name="ce2">
            <text:p>48.000</text:p>
          </table:table-cell>
          <table:table-cell office:value-type="float" office:value="47000" table:style-name="ce2">
            <text:p>47.000</text:p>
          </table:table-cell>
          <table:table-cell office:value-type="float" office:value="2700" table:style-name="ce2">
            <text:p>2.700</text:p>
          </table:table-cell>
          <table:table-cell office:value-type="float" office:value="62000" table:style-name="ce2">
            <text:p>62.000</text:p>
          </table:table-cell>
          <table:table-cell office:value-type="float" office:value="1350" table:style-name="ce2">
            <text:p>1.350</text:p>
          </table:table-cell>
          <table:table-cell office:value-type="float" office:value="2000" table:style-name="ce2">
            <text:p>2.000</text:p>
          </table:table-cell>
          <table:table-cell office:value-type="float" office:value="600000" table:style-name="ce2">
            <text:p>60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MADIUN<text:s/></text:p>
          </table:table-cell>
          <table:table-cell office:value-type="float" office:value="31000" table:style-name="ce2">
            <text:p>31.000</text:p>
          </table:table-cell>
          <table:table-cell office:value-type="float" office:value="48000" table:style-name="ce2">
            <text:p>48.000</text:p>
          </table:table-cell>
          <table:table-cell office:value-type="float" office:value="47000" table:style-name="ce2">
            <text:p>47.000</text:p>
          </table:table-cell>
          <table:table-cell office:value-type="float" office:value="2700" table:style-name="ce2">
            <text:p>2.700</text:p>
          </table:table-cell>
          <table:table-cell office:value-type="float" office:value="62000" table:style-name="ce2">
            <text:p>62.000</text:p>
          </table:table-cell>
          <table:table-cell office:value-type="float" office:value="1350" table:style-name="ce2">
            <text:p>1.350</text:p>
          </table:table-cell>
          <table:table-cell office:value-type="float" office:value="2000" table:style-name="ce2">
            <text:p>2.0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MAGETAN</text:p>
          </table:table-cell>
          <table:table-cell office:value-type="float" office:value="31000" table:style-name="ce2">
            <text:p>31.000</text:p>
          </table:table-cell>
          <table:table-cell office:value-type="float" office:value="48000" table:style-name="ce2">
            <text:p>48.000</text:p>
          </table:table-cell>
          <table:table-cell office:value-type="float" office:value="47000" table:style-name="ce2">
            <text:p>47.000</text:p>
          </table:table-cell>
          <table:table-cell office:value-type="float" office:value="2700" table:style-name="ce2">
            <text:p>2.700</text:p>
          </table:table-cell>
          <table:table-cell office:value-type="float" office:value="62000" table:style-name="ce2">
            <text:p>62.000</text:p>
          </table:table-cell>
          <table:table-cell office:value-type="float" office:value="1350" table:style-name="ce2">
            <text:p>1.350</text:p>
          </table:table-cell>
          <table:table-cell office:value-type="float" office:value="2000" table:style-name="ce2">
            <text:p>2.000</text:p>
          </table:table-cell>
          <table:table-cell office:value-type="float" office:value="600000" table:style-name="ce2">
            <text:p>600.000</text:p>
          </table:table-cell>
          <table:table-cell table:number-columns-repeated="16374" table:style-name="ce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PONOROGO</text:p>
          </table:table-cell>
          <table:table-cell office:value-type="float" office:value="31000" table:style-name="ce2">
            <text:p>31.000</text:p>
          </table:table-cell>
          <table:table-cell office:value-type="float" office:value="48000" table:style-name="ce2">
            <text:p>48.000</text:p>
          </table:table-cell>
          <table:table-cell office:value-type="float" office:value="47000" table:style-name="ce2">
            <text:p>47.000</text:p>
          </table:table-cell>
          <table:table-cell office:value-type="float" office:value="2700" table:style-name="ce2">
            <text:p>2.700</text:p>
          </table:table-cell>
          <table:table-cell office:value-type="float" office:value="62000" table:style-name="ce2">
            <text:p>62.000</text:p>
          </table:table-cell>
          <table:table-cell office:value-type="float" office:value="1350" table:style-name="ce2">
            <text:p>1.350</text:p>
          </table:table-cell>
          <table:table-cell office:value-type="float" office:value="2000" table:style-name="ce2">
            <text:p>2.00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JEMBER</text:p>
          </table:table-cell>
          <table:table-cell office:value-type="float" office:value="34000" table:style-name="ce2">
            <text:p>34.000</text:p>
          </table:table-cell>
          <table:table-cell office:value-type="float" office:value="51000" table:style-name="ce2">
            <text:p>51.000</text:p>
          </table:table-cell>
          <table:table-cell office:value-type="float" office:value="50000" table:style-name="ce2">
            <text:p>50.000</text:p>
          </table:table-cell>
          <table:table-cell office:value-type="float" office:value="2700" table:style-name="ce2">
            <text:p>2.700</text:p>
          </table:table-cell>
          <table:table-cell office:value-type="float" office:value="65000" table:style-name="ce2">
            <text:p>65.000</text:p>
          </table:table-cell>
          <table:table-cell office:value-type="float" office:value="1400" table:style-name="ce2">
            <text:p>1.400</text:p>
          </table:table-cell>
          <table:table-cell office:value-type="float" office:value="2200" table:style-name="ce2">
            <text:p>2.200</text:p>
          </table:table-cell>
          <table:table-cell office:value-type="float" office:value="650000" table:style-name="ce2">
            <text:p>6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LUMAJANG KOTA</text:p>
          </table:table-cell>
          <table:table-cell office:value-type="float" office:value="34000" table:style-name="ce2">
            <text:p>34.000</text:p>
          </table:table-cell>
          <table:table-cell office:value-type="float" office:value="51000" table:style-name="ce2">
            <text:p>51.000</text:p>
          </table:table-cell>
          <table:table-cell office:value-type="float" office:value="50000" table:style-name="ce2">
            <text:p>50.000</text:p>
          </table:table-cell>
          <table:table-cell office:value-type="float" office:value="2700" table:style-name="ce2">
            <text:p>2.700</text:p>
          </table:table-cell>
          <table:table-cell office:value-type="float" office:value="65000" table:style-name="ce2">
            <text:p>65.000</text:p>
          </table:table-cell>
          <table:table-cell office:value-type="float" office:value="1400" table:style-name="ce2">
            <text:p>1.400</text:p>
          </table:table-cell>
          <table:table-cell office:value-type="float" office:value="2200" table:style-name="ce2">
            <text:p>2.200</text:p>
          </table:table-cell>
          <table:table-cell office:value-type="float" office:value="650000" table:style-name="ce2">
            <text:p>6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BANYUWANGI</text:p>
          </table:table-cell>
          <table:table-cell office:value-type="float" office:value="34000" table:style-name="ce2">
            <text:p>34.000</text:p>
          </table:table-cell>
          <table:table-cell office:value-type="float" office:value="51000" table:style-name="ce2">
            <text:p>51.000</text:p>
          </table:table-cell>
          <table:table-cell office:value-type="float" office:value="50000" table:style-name="ce2">
            <text:p>50.000</text:p>
          </table:table-cell>
          <table:table-cell office:value-type="float" office:value="2700" table:style-name="ce2">
            <text:p>2.700</text:p>
          </table:table-cell>
          <table:table-cell office:value-type="float" office:value="65000" table:style-name="ce2">
            <text:p>65.000</text:p>
          </table:table-cell>
          <table:table-cell office:value-type="float" office:value="1400" table:style-name="ce2">
            <text:p>1.400</text:p>
          </table:table-cell>
          <table:table-cell office:value-type="float" office:value="2200" table:style-name="ce2">
            <text:p>2.200</text:p>
          </table:table-cell>
          <table:table-cell office:value-type="float" office:value="650000" table:style-name="ce2">
            <text:p>6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DENPASAR</text:p>
          </table:table-cell>
          <table:table-cell office:value-type="float" office:value="36000" table:style-name="ce2">
            <text:p>36.000</text:p>
          </table:table-cell>
          <table:table-cell office:value-type="float" office:value="59000" table:style-name="ce2">
            <text:p>59.000</text:p>
          </table:table-cell>
          <table:table-cell office:value-type="float" office:value="58000" table:style-name="ce2">
            <text:p>58.000</text:p>
          </table:table-cell>
          <table:table-cell office:value-type="float" office:value="2700" table:style-name="ce2">
            <text:p>2.700</text:p>
          </table:table-cell>
          <table:table-cell office:value-type="float" office:value="80000" table:style-name="ce2">
            <text:p>80.000</text:p>
          </table:table-cell>
          <table:table-cell office:value-type="float" office:value="1650" table:style-name="ce2">
            <text:p>1.650</text:p>
          </table:table-cell>
          <table:table-cell office:value-type="float" office:value="2650" table:style-name="ce2">
            <text:p>2.650</text:p>
          </table:table-cell>
          <table:table-cell office:value-type="float" office:value="750000" table:style-name="ce2">
            <text:p>7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TABANAN</text:p>
          </table:table-cell>
          <table:table-cell office:value-type="float" office:value="36000" table:style-name="ce2">
            <text:p>36.000</text:p>
          </table:table-cell>
          <table:table-cell office:value-type="float" office:value="59000" table:style-name="ce2">
            <text:p>59.000</text:p>
          </table:table-cell>
          <table:table-cell office:value-type="float" office:value="58000" table:style-name="ce2">
            <text:p>58.000</text:p>
          </table:table-cell>
          <table:table-cell office:value-type="float" office:value="2700" table:style-name="ce2">
            <text:p>2.700</text:p>
          </table:table-cell>
          <table:table-cell office:value-type="float" office:value="80000" table:style-name="ce2">
            <text:p>80.000</text:p>
          </table:table-cell>
          <table:table-cell office:value-type="float" office:value="1650" table:style-name="ce2">
            <text:p>1.650</text:p>
          </table:table-cell>
          <table:table-cell office:value-type="float" office:value="2650" table:style-name="ce2">
            <text:p>2.650</text:p>
          </table:table-cell>
          <table:table-cell office:value-type="float" office:value="750000" table:style-name="ce2">
            <text:p>7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NUSA DUA</text:p>
          </table:table-cell>
          <table:table-cell office:value-type="float" office:value="36000" table:style-name="ce2">
            <text:p>36.000</text:p>
          </table:table-cell>
          <table:table-cell office:value-type="float" office:value="59000" table:style-name="ce2">
            <text:p>59.000</text:p>
          </table:table-cell>
          <table:table-cell office:value-type="float" office:value="58000" table:style-name="ce2">
            <text:p>58.000</text:p>
          </table:table-cell>
          <table:table-cell office:value-type="float" office:value="2700" table:style-name="ce2">
            <text:p>2.700</text:p>
          </table:table-cell>
          <table:table-cell office:value-type="float" office:value="80000" table:style-name="ce2">
            <text:p>80.000</text:p>
          </table:table-cell>
          <table:table-cell office:value-type="float" office:value="1650" table:style-name="ce2">
            <text:p>1.650</text:p>
          </table:table-cell>
          <table:table-cell office:value-type="float" office:value="2650" table:style-name="ce2">
            <text:p>2.650</text:p>
          </table:table-cell>
          <table:table-cell office:value-type="float" office:value="750000" table:style-name="ce2">
            <text:p>7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SINGARAJA</text:p>
          </table:table-cell>
          <table:table-cell office:value-type="float" office:value="36000" table:style-name="ce2">
            <text:p>36.000</text:p>
          </table:table-cell>
          <table:table-cell office:value-type="float" office:value="59000" table:style-name="ce2">
            <text:p>59.000</text:p>
          </table:table-cell>
          <table:table-cell office:value-type="float" office:value="58000" table:style-name="ce2">
            <text:p>58.000</text:p>
          </table:table-cell>
          <table:table-cell office:value-type="float" office:value="2700" table:style-name="ce2">
            <text:p>2.700</text:p>
          </table:table-cell>
          <table:table-cell office:value-type="float" office:value="80000" table:style-name="ce2">
            <text:p>80.000</text:p>
          </table:table-cell>
          <table:table-cell office:value-type="float" office:value="1650" table:style-name="ce2">
            <text:p>1.650</text:p>
          </table:table-cell>
          <table:table-cell office:value-type="float" office:value="2650" table:style-name="ce2">
            <text:p>2.650</text:p>
          </table:table-cell>
          <table:table-cell office:value-type="float" office:value="750000" table:style-name="ce2">
            <text:p>7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BANDAR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0" table:style-name="ce2">
            <text:p>0</text:p>
          </table:table-cell>
          <table:table-cell office:value-type="float" office:value="1500" table:style-name="ce2">
            <text:p>1.5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METRO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0" table:style-name="ce2">
            <text:p>0</text:p>
          </table:table-cell>
          <table:table-cell office:value-type="float" office:value="1500" table:style-name="ce2">
            <text:p>1.5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50000" table:style-name="ce2">
            <text:p>5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PALEMBANG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50000" table:style-name="ce2">
            <text:p>50.000</text:p>
          </table:table-cell>
          <table:table-cell office:value-type="float" office:value="0" table:style-name="ce2">
            <text:p>0</text:p>
          </table:table-cell>
          <table:table-cell office:value-type="float" office:value="1700" table:style-name="ce2">
            <text:p>1.7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00000" table:style-name="ce2">
            <text:p>60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JAMBI</text:p>
          </table:table-cell>
          <table:table-cell office:value-type="float" office:value="20000" table:style-name="ce2">
            <text:p>20.000</text:p>
          </table:table-cell>
          <table:table-cell office:value-type="float" office:value="0" table:style-name="ce4">
            <text:p>0</text:p>
          </table:table-cell>
          <table:table-cell office:value-type="float" office:value="50000" table:style-name="ce2">
            <text:p>50.000</text:p>
          </table:table-cell>
          <table:table-cell office:value-type="float" office:value="0" table:style-name="ce2">
            <text:p>0</text:p>
          </table:table-cell>
          <table:table-cell office:value-type="float" office:value="2500" table:style-name="ce2">
            <text:p>2.5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50000" table:style-name="ce2">
            <text:p>650.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jak2</text:p>
          </table:table-cell>
          <table:table-cell office:value-type="string" table:style-name="ce4">
            <text:p>PEKANBARU</text:p>
          </table:table-cell>
          <table:table-cell office:value-type="float" office:value="20000" table:style-name="ce2">
            <text:p>20.000</text:p>
          </table:table-cell>
          <table:table-cell office:value-type="float" office:value="0" table:style-name="ce4">
            <text:p>0</text:p>
          </table:table-cell>
          <table:table-cell office:value-type="float" office:value="60000" table:style-name="ce2">
            <text:p>60.000</text:p>
          </table:table-cell>
          <table:table-cell office:value-type="float" office:value="0" table:style-name="ce2">
            <text:p>0</text:p>
          </table:table-cell>
          <table:table-cell office:value-type="float" office:value="3000" table:style-name="ce2">
            <text:p>3.00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750000" table:style-name="ce2">
            <text:p>750.000</text:p>
          </table:table-cell>
          <table:table-cell table:number-columns-repeated="16374"/>
        </table:table-row>
        <table:table-row table:number-rows-repeated="10484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MS Sans Serif" svg:font-family="&quot;MS Sans Serif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P0">
      <number:text> </number:text>
      <number:currency-symbol>Rp</number:currency-symbol>
      <number:number number:decimal-places="0" number:min-integer-digits="1" number:grouping="true"/>
      <number:text> </number:text>
    </number:currency-style>
    <number:currency-style style:name="N36P1">
      <number:text>-</number:text>
      <number:currency-symbol>Rp</number:currency-symbol>
      <number:number number:decimal-places="0" number:min-integer-digits="1" number:grouping="true"/>
      <number:text> </number:text>
    </number:currency-style>
    <number:currency-style style:name="N36P2">
      <number:text> </number:text>
      <number:currency-symbol>Rp</number:currency-symbol>
      <number:text>-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7P2">
      <number:text> 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Comma_32__91_0_93__32_10" style:display-name="Comma [0] 10" style:family="table-cell" style:data-style-name="N33"/>
    <style:style style:name="Comma_32__91_0_93__32_2" style:display-name="Comma [0] 2" style:family="table-cell" style:data-style-name="N33"/>
    <style:style style:name="Comma_32__91_0_93__32_2_32_2" style:display-name="Comma [0] 2 2" style:family="table-cell" style:data-style-name="N33"/>
    <style:style style:name="Comma_32__91_0_93__32_3" style:display-name="Comma [0] 3" style:family="table-cell" style:data-style-name="N37"/>
    <style:style style:name="Comma_32_10" style:display-name="Comma 10" style:family="table-cell" style:data-style-name="N35"/>
    <style:style style:name="Comma_32_2" style:display-name="Comma 2" style:family="table-cell" style:data-style-name="N35"/>
    <style:style style:name="Comma_32_4" style:display-name="Comma 4" style:family="table-cell" style:data-style-name="N35"/>
    <style:style style:name="Currency_32__91_0_93__32_2" style:display-name="Currency [0] 2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O</meta:initial-creator>
    <dc:creator>PO</dc:creator>
    <meta:creation-date>2020-07-17T10:56:48Z</meta:creation-date>
    <dc:date>2020-07-17T11:54:05Z</dc:date>
  </office:meta>
</office:document-meta>
</file>